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03fdd6" officeooo:paragraph-rsid="0003fd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03fdd6" officeooo:paragraph-rsid="0003fdd6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fo:font-weight="normal" officeooo:rsid="000722af" officeooo:paragraph-rsid="000722af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alibri" officeooo:rsid="0005db5c" officeooo:paragraph-rsid="0005db5c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officeooo:rsid="0005fde1" officeooo:paragraph-rsid="0005fde1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Calibri" fo:font-weight="normal" officeooo:rsid="0006641f" officeooo:paragraph-rsid="0006641f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Calibri" officeooo:rsid="0005d8bb" officeooo:paragraph-rsid="0005d8bb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Calibri" officeooo:rsid="0005d8bb" officeooo:paragraph-rsid="0005d8bb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Calibri" officeooo:rsid="0005fde1" officeooo:paragraph-rsid="0005fd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S</text:p>
      <text:p text:style-name="P2">Orders &amp; Payment</text:p>
      <text:p text:style-name="P2">Commissions &amp; Custom Orders</text:p>
      <text:p text:style-name="P2">Cancellations &amp; Refund</text:p>
      <text:p text:style-name="P2">Shipping</text:p>
      <text:p text:style-name="P2">IP &amp; Usage Rights</text:p>
      <text:list text:style-name="L1">
        <text:list-item>
          <text:p text:style-name="P3"/>
        </text:list-item>
      </text:list>
      <text:p text:style-name="P2">Communication</text:p>
      <text:list text:style-name="L2">
        <text:list-item>
          <text:p text:style-name="P4">Due to tight scheduling, response times may vary however should not exceed a week. My availability status will be visible on my discord server and twitter.</text:p>
        </text:list-item>
        <text:list-item>
          <text:p text:style-name="P5">Harassment, threats, or rude behavior will not be tolerated.</text:p>
        </text:list-item>
        <text:list-item>
          <text:p text:style-name="P5">We reserve the right to refuse service to anyone who violates this policy.</text:p>
        </text:list-item>
      </text:list>
      <text:p text:style-name="P2">Liability</text:p>
      <text:list text:style-name="L3">
        <text:list-item>
          <text:p text:style-name="P6">We are not responsible for injuries damages, or malfunctions caused by improper use.</text:p>
        </text:list-item>
      </text:list>
      <text:p text:style-name="P2">Changes to TOS</text:p>
      <text:list text:style-name="L4">
        <text:list-item>
          <text:p text:style-name="P7">The TOS applied to the product is the latest TOS at the time of Payment.</text:p>
        </text:list-item>
      </text:list>
      <text:p text:style-name="P2">Warranty &amp; Repair</text:p>
      <text:list text:style-name="L5">
        <text:list-item>
          <text:p text:style-name="P8">3 Years Warranty</text:p>
        </text:list-item>
        <text:list-item>
          <text:p text:style-name="P9">User modifications to the product will void its warren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1:17:47.945000000</meta:creation-date>
    <dc:date>2025-02-21T01:22:40.495000000</dc:date>
    <meta:editing-duration>PT1H3M42S</meta:editing-duration>
    <meta:editing-cycles>6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8" meta:word-count="120" meta:character-count="672" meta:non-whitespace-character-count="577"/>
  </office:meta>
</office:document-meta>
</file>